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15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15%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 style:list-style-name="L1">
      <style:paragraph-properties fo:line-height="100%"/>
    </style:style>
    <style:style style:name="P5" style:family="paragraph" style:parent-style-name="Text_20_body" style:list-style-name="L1">
      <style:paragraph-properties fo:margin-top="0cm" fo:margin-bottom="0.499cm" style:contextual-spacing="false" fo:line-height="115%"/>
    </style:style>
    <style:style style:name="P6" style:family="paragraph" style:parent-style-name="Text_20_body">
      <style:paragraph-properties fo:margin-top="0cm" fo:margin-bottom="0.499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>
      <style:paragraph-properties fo:line-height="150%"/>
      <style:text-properties officeooo:paragraph-rsid="0046b883"/>
    </style:style>
    <style:style style:name="P9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42820b" officeooo:paragraph-rsid="002789f0" style:font-size-asian="14pt" style:font-size-complex="14pt"/>
    </style:style>
    <style:style style:name="P10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0cm" style:auto-text-indent="false" style:page-number="auto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style:text-underline-style="none" fo:font-weight="bold" officeooo:paragraph-rsid="0054365c" style:text-blinking="false" fo:background-color="transparent" style:font-size-asian="14pt" style:font-weight-asian="bold" style:font-size-complex="14pt" style:font-weight-complex="bold"/>
    </style:style>
    <style:style style:name="P11" style:family="paragraph" style:parent-style-name="Text_20_body">
      <loext:graphic-properties draw:fill="none"/>
      <style:paragraph-properties fo:margin-left="2cm" fo:margin-right="0cm" fo:margin-top="0cm" fo:margin-bottom="0cm" style:contextual-spacing="false" fo:line-height="138%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4pt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2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4365c" officeooo:paragraph-rsid="0054365c" style:font-size-asian="14pt" style:font-size-complex="14pt"/>
    </style:style>
    <style:style style:name="P13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T1" style:family="text">
      <style:text-properties officeooo:rsid="00527ebf"/>
    </style:style>
    <style:style style:name="T2" style:family="text">
      <style:text-properties fo:font-style="normal" officeooo:rsid="0042820b"/>
    </style:style>
    <style:style style:name="T3" style:family="text">
      <style:text-properties fo:font-style="normal"/>
    </style:style>
    <style:style style:name="T4" style:family="text">
      <style:text-properties fo:font-size="14pt" officeooo:rsid="0042820b" style:font-size-asian="14pt" style:font-size-complex="14pt"/>
    </style:style>
    <style:style style:name="T5" style:family="text">
      <style:text-properties fo:font-size="14pt" officeooo:rsid="0054365c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‭Psalm 5:11-12) / <text:span text:style-name="Strong_20_Emphasis">Opening prayer</text:span> (John A)</text:p>
      <text:p text:style-name="P2"><text:span text:style-name="Strong_20_Emphasis">Praise</text:span>: <text:span text:style-name="Emphasis">Praise My Soul, the King of Heaven</text:span></text:p>
      <text:p text:style-name="P2"><text:span text:style-name="Strong_20_Emphasis">Bible Reading</text:span>: Matthew 11:25-30 (Russell E)</text:p>
      <text:p text:style-name="P3"><text:span text:style-name="Strong_20_Emphasis">Announcements</text:span> (J<text:span text:style-name="T1">ohn </text:span>A)</text:p>
      <text:list text:style-name="L1">
        <text:list-item>
          <text:p text:style-name="P4">Selection Committee Meeting <text:span text:style-name="T1">today </text:span>- Pray for that</text:p>
        </text:list-item>
        <text:list-item>
          <text:p text:style-name="P4">Equip Conference <text:span text:style-name="T1">bookings open, some have already booked</text:span></text:p>
        </text:list-item>
        <text:list-item>
          <text:p text:style-name="P4">Working Bee <text:span text:style-name="T1">June 14 </text:span>- Morning Tea; <text:span text:style-name="T1">some large jobs to be done see Russell &amp; Tim</text:span></text:p>
        </text:list-item>
        <text:list-item>
          <text:p text:style-name="P5">Evening Service <text:span text:style-name="T1">tonight 5pm with chicken &amp; chips to follow</text:span></text:p>
        </text:list-item>
      </text:list>
      <text:p text:style-name="P6"><text:span text:style-name="Strong_20_Emphasis">Sunday School</text:span> (Jack and Shi Ya)</text:p>
      <text:p text:style-name="P6"><text:span text:style-name="Strong_20_Emphasis">Praise</text:span>: <text:span text:style-name="Emphasis">In Christ Alone</text:span></text:p>
      <text:p text:style-name="P6"><text:span text:style-name="Strong_20_Emphasis">Prayer for the church and the world</text:span>  (Mook L)</text:p>
      <text:p text:style-name="P6"><text:span text:style-name="Strong_20_Emphasis">Bible reading</text:span>: Hebrews 4:1-13 (Rachel D)</text:p>
      <text:p text:style-name="P6"><text:span text:style-name="Strong_20_Emphasis">Praise</text:span>: <text:span text:style-name="Emphasis">Be Thou My Vision</text:span></text:p>
      <text:p text:style-name="P6"><text:span text:style-name="Strong_20_Emphasis">Sermon</text:span>: “THERE REMAINS A SABBATH REST” (M<text:span text:style-name="T1">ook </text:span>L)</text:p>
      <text:p text:style-name="P6"><text:span text:style-name="Strong_20_Emphasis">Praise</text:span>: <text:span text:style-name="Emphasis">Just as I am</text:span></text:p>
      <text:p text:style-name="P6"><text:span text:style-name="Strong_20_Emphasis">Benediction</text:span> (ML)</text:p>
      <text:p text:style-name="P6"/>
      <text:p text:style-name="P6"><text:span text:style-name="Strong_20_Emphasis">Sermon Outline</text:span></text:p>
      <text:p text:style-name="Text_20_body">“THERE REMAINS A SABBATH REST”   (Hebrews 4:1-13)</text:p>
      <text:p text:style-name="Text_20_body">Introduction</text:p>
      <text:list text:style-name="L2">
        <text:list-item>
          <text:p text:style-name="P7">A rest greater than Canaan</text:p>
        </text:list-item>
        <text:list-item>
          <text:p text:style-name="P7">A rest that is given by Jesus</text:p>
        </text:list-item>
        <text:list-item>
          <text:p text:style-name="P7">A rest that points to our heart</text:p>
        </text:list-item>
        <text:list-item>
          <text:p text:style-name="P7">A rest we strive together to enter</text:p>
        </text:list-item>
      </text:list>
      <text:p text:style-name="Text_20_body">Conclusion</text:p>
      <text:p text:style-name="P8"/>
      <text:p text:style-name="P9">‭Psalm 5:11-12</text:p>
      <text:p text:style-name="P10"><text:span text:style-name="T2">11 But let all who take refuge in you rejoice; </text:span><text:span text:style-name="T3">let them ever sing for joy, and spread your protection over them, that those who love your name may exult in you.</text:span></text:p>
      <text:p text:style-name="P11"><text:span text:style-name="T3">12 For you bless the righteous, O Lord; you cover him with favour as with a shield.</text:span></text:p>
      <text:p text:style-name="P12">O Lord our God, we come today wanting to rejoice in You, and to thank You for Your protection. </text:p>
      <text:p text:style-name="P12">We acknowledge our lowly, sinful condition, and we humbly accept Your grace and mercy in forgiving our sin because Jesus has paid the full price of our redemption.</text:p>
      <text:p text:style-name="P12">We thank You for having bestowed upon us the righteousness of Jesus in exchange for our self-righteousness, so that we are free to come before You now in praise.</text:p>
      <text:p text:style-name="P12">May all we do and say here today be to His honour and glory, Amen.</text:p>
      <text:p text:style-name="P13"><text:span text:style-name="T4">[</text:span><text:span text:style-name="T5">Praise My Soul, the King of Heaven</text:span><text:span text:style-name="T4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0d310"/>
    </style:style>
    <style:style style:name="MT2" style:family="text">
      <style:text-properties officeooo:rsid="005235c2"/>
    </style:style>
    <style:style style:name="MT3" style:family="text">
      <style:text-properties officeooo:rsid="00495328"/>
    </style:style>
    <style:style style:name="MT4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</text:span><text:span text:style-name="MT2">5</text:span><text:span text:style-name="MT3">th</text:span> <text:span text:style-name="MT2">May</text:span><text:span text:style-name="MT4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5-24T22:01:57.835110054</dc:date>
    <meta:editing-duration>PT6H56M32S</meta:editing-duration>
    <meta:editing-cycles>48</meta:editing-cycles>
    <meta:generator>LibreOffice/24.8.7.2$Linux_X86_64 LibreOffice_project/f4f281f562fb585d46b0af5755dfe1eb6adc047f</meta:generator>
    <meta:print-date>2024-02-03T21:06:33.278074986</meta:print-date>
    <meta:document-statistic meta:table-count="0" meta:image-count="0" meta:object-count="0" meta:page-count="2" meta:paragraph-count="33" meta:word-count="316" meta:character-count="1679" meta:non-whitespace-character-count="1401"/>
  </office:meta>
</office:document-meta>
</file>